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fo:font-weight="normal" officeooo:rsid="001d6c15" officeooo:paragraph-rsid="001d6c15" style:font-weight-asian="normal" style:font-weight-complex="normal"/>
    </style:style>
    <style:style style:name="P4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P5" style:family="paragraph" style:parent-style-name="Table_20_Contents">
      <style:text-properties fo:font-weight="normal" officeooo:rsid="001e78bc" officeooo:paragraph-rsid="001e78bc" style:font-weight-asian="normal" style:font-weight-complex="normal"/>
    </style:style>
    <style:style style:name="P6" style:family="paragraph" style:parent-style-name="Table_20_Contents">
      <style:text-properties officeooo:paragraph-rsid="001b72f4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6cce" style:font-weight-asian="normal" style:font-weight-complex="normal"/>
    </style:style>
    <style:style style:name="T6" style:family="text">
      <style:text-properties fo:font-weight="normal" officeooo:rsid="001e78bc" style:font-weight-asian="normal" style:font-weight-complex="normal"/>
    </style:style>
    <style:style style:name="T7" style:family="text">
      <style:text-properties officeooo:rsid="001e78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text:span text:style-name="T1">Hovring</text:span></text:p>
          </table:table-cell>
          <table:table-cell table:style-name="Table1.B1" office:value-type="string">
            <text:p text:style-name="P1">DATO: <text:span text:style-name="T6">14</text:span><text:span text:style-name="T1">.01.19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4">(stå stille i luften)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222668246" text:style-name="L1">
              <text:list-item>
                <text:p text:style-name="P4">Drone på</text:p>
              </text:list-item>
              <text:list-item>
                <text:p text:style-name="P4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6"><text:span text:style-name="T4">Dronen står stille over et gitt område i fast høyde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5">Dronen hovrer som den skal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3"/>
          </table:table-cell>
          <table:covered-table-cell/>
        </table:table-row>
        <text:soft-page-break/>
        <table:table-row table:style-name="Table1.6">
          <table:table-cell table:style-name="Table1.A2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5:44:02.464021127</dc:date>
    <meta:editing-duration>PT32M8S</meta:editing-duration>
    <meta:editing-cycles>6</meta:editing-cycles>
    <meta:generator>LibreOffice/6.3.5.2$Linux_X86_64 LibreOffice_project/30$Build-2</meta:generator>
    <meta:document-statistic meta:table-count="1" meta:image-count="0" meta:object-count="0" meta:page-count="2" meta:paragraph-count="12" meta:word-count="50" meta:character-count="284" meta:non-whitespace-character-count="248"/>
  </office:meta>
</office:document-meta>
</file>